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25.26mm"/>
    </style:style>
    <style:style style:name="co2" style:family="table-column">
      <style:table-column-properties fo:break-before="auto" style:column-width="6.74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ts" table:style-name="ta1">
        <table:table-source xlink:type="simple" xlink:href="../resultats.csv" table:table-name="resultats" table:filter-name="Text - txt - csv (StarCalc)" table:filter-options="9/59/44,34,76,1,,0,false,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 étudié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uxpositi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Feuille1" table:style-name="ta1">
        <table:shapes>
          <draw:frame draw:z-index="0" draw:style-name="gr1" draw:text-style-name="P1" svg:width="150.98mm" svg:height="84.92mm" svg:x="6.79mm" svg:y="14.01mm">
            <loext:p draw:notify-on-update-of-ranges="resultats.B1:resultats.L1 resultats.B2:resultats.L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0.98mm" svg:height="84.92mm" svg:x="180.91mm" svg:y="13.54mm">
            <loext:p draw:notify-on-update-of-ranges="resultats.B1:resultats.L1 resultats.B3:resultats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0.98mm" svg:height="84.92mm" svg:x="344.63mm" svg:y="14.92mm">
            <loext:p draw:notify-on-update-of-ranges="resultats.B1:resultats.L1 resultats.B4:resultats.L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0.98mm" svg:height="84.92mm" svg:x="506.53mm" svg:y="12.63mm">
            <loext:p draw:notify-on-update-of-ranges="resultats.B1:resultats.L1 resultats.B5:resultats.L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0.98mm" svg:height="84.92mm" svg:x="5.46mm" svg:y="109.32mm">
            <loext:p draw:notify-on-update-of-ranges="resultats.B1:resultats.L1 resultats.B6:resultats.L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0.98mm" svg:height="84.92mm" svg:x="180.62mm" svg:y="111.98mm">
            <loext:p draw:notify-on-update-of-ranges="resultats.B1:resultats.L1 resultats.B7:resultats.L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0.98mm" svg:height="84.92mm" svg:x="4.33mm" svg:y="208.61mm">
            <loext:p draw:notify-on-update-of-ranges="resultats.B1:resultats.L1 resultats.B10:resultats.L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0.98mm" svg:height="84.92mm" svg:x="343mm" svg:y="109.26mm">
            <loext:p draw:notify-on-update-of-ranges="resultats.B1:resultats.L1 resultats.B8:resultats.L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0.98mm" svg:height="84.92mm" svg:x="178.01mm" svg:y="213.13mm">
            <loext:p draw:notify-on-update-of-ranges="resultats.B1:resultats.L1 resultats.B11:resultats.L1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0.98mm" svg:height="84.92mm" svg:x="511.47mm" svg:y="110.18mm">
            <loext:p draw:notify-on-update-of-ranges="resultats.B1:resultats.L1 resultats.B9:resultats.L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Regular" style:font-family-asian="'Source Han Sans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6:18:44.432084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06:59.872530201</meta:creation-date>
    <meta:generator>LibreOffice/5.2.4.2.0$Linux_X86_64 LibreOffice_project/20m0$Build-2</meta:generator>
    <dc:date>2017-01-05T16:19:21.659542224</dc:date>
    <meta:editing-duration>PT34M10S</meta:editing-duration>
    <meta:editing-cycles>10</meta:editing-cycles>
    <meta:document-statistic meta:table-count="2" meta:cell-count="13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99cm" svg:height="8.493cm" xlink:href=".." xlink:type="simple" chart:class="chart:circle" chart:style-name="ch1">
        <chart:title svg:x="7.35cm" svg:y="0.726cm" chart:style-name="ch2">
          <text:p>Reconnaisances des caratères "zéro"</text:p>
        </chart:title>
        <chart:legend svg:x="10.56cm" svg:y="2.138cm" style:legend-expansion="custom" chartooo:width="2.187cm" chartooo:height="5.264cm" style:legend-expansion-aspect-ratio="0.415463525835866" chart:style-name="ch3"/>
        <chart:plot-area chart:style-name="ch4" table:cell-range-address="resultats.B1:resultats.L2" chart:data-source-has-labels="row" svg:x="0.203cm" svg:y="0.068cm" svg:width="8.152cm" svg:height="8.153cm">
          <chartooo:coordinate-region svg:x="0.204cm" svg:y="0.07cm" svg:width="8.151cm" svg:height="8.151cm"/>
          <chart:axis chart:dimension="x" chart:name="primary-x" chart:style-name="ch5" chartooo:axis-type="auto">
            <chartooo:date-scale/>
            <chart:categories table:cell-range-address="resultats.B1:resultats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ts.B2:resultats.L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ats.B1:resultats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string">
                <text:p>fauxpositifs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resultats.B2:resultats.L2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99cm" svg:height="8.493cm" xlink:href=".." xlink:type="simple" chart:class="chart:circle" chart:style-name="ch1">
        <chart:title svg:x="7.389cm" svg:y="0.734cm" chart:style-name="ch2">
          <text:p>Reconnaisances des caratères "sept"</text:p>
        </chart:title>
        <chart:legend svg:x="10.56cm" svg:y="2.138cm" style:legend-expansion="custom" chartooo:width="2.187cm" chartooo:height="5.264cm" style:legend-expansion-aspect-ratio="0.415463525835866" chart:style-name="ch3"/>
        <chart:plot-area chart:style-name="ch4" table:cell-range-address="resultats.B1:resultats.L1 resultats.B9:resultats.L9" chart:data-source-has-labels="row" svg:x="0.203cm" svg:y="0.068cm" svg:width="8.152cm" svg:height="8.153cm">
          <chartooo:coordinate-region svg:x="0.204cm" svg:y="0.07cm" svg:width="8.151cm" svg:height="8.151cm"/>
          <chart:axis chart:dimension="x" chart:name="primary-x" chart:style-name="ch5" chartooo:axis-type="auto">
            <chartooo:date-scale/>
            <chart:categories table:cell-range-address="resultats.B1:resultats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ts.B9:resultats.L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ats.B1:resultats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string">
                <text:p>fauxpositifs</text:p>
              </table:table-cell>
            </table:table-row>
          </table:table-header-rows>
          <table:table-rows>
            <table:table-row>
              <table:table-cell office:value-type="string">
                <text:p>Ligne 9</text:p>
                <draw:g>
                  <svg:desc/>
                </draw:g>
              </table:table-cell>
              <table:table-cell office:value-type="float" office:value="51">
                <text:p>51</text:p>
                <draw:g>
                  <svg:desc>resultats.B9:resultats.L9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99cm" svg:height="8.493cm" xlink:href=".." xlink:type="simple" chart:class="chart:circle" chart:style-name="ch1">
        <chart:title svg:x="7.45cm" svg:y="0.728cm" chart:style-name="ch2">
          <text:p>Reconnaisances des caratères "un"</text:p>
        </chart:title>
        <chart:legend svg:x="10.56cm" svg:y="2.138cm" style:legend-expansion="custom" chartooo:width="2.187cm" chartooo:height="5.264cm" style:legend-expansion-aspect-ratio="0.415463525835866" chart:style-name="ch3"/>
        <chart:plot-area chart:style-name="ch4" table:cell-range-address="resultats.B1:resultats.L1 resultats.B3:resultats.L3" chart:data-source-has-labels="row" svg:x="0.203cm" svg:y="0.068cm" svg:width="8.152cm" svg:height="8.153cm">
          <chartooo:coordinate-region svg:x="0.204cm" svg:y="0.07cm" svg:width="8.151cm" svg:height="8.151cm"/>
          <chart:axis chart:dimension="x" chart:name="primary-x" chart:style-name="ch5" chartooo:axis-type="auto">
            <chartooo:date-scale/>
            <chart:categories table:cell-range-address="resultats.B1:resultats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ts.B3:resultats.L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ats.B1:resultats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string">
                <text:p>fauxpositifs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39">
                <text:p>39</text:p>
                <draw:g>
                  <svg:desc>resultats.B3:resultats.L3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99cm" svg:height="8.493cm" xlink:href=".." xlink:type="simple" chart:class="chart:circle" chart:style-name="ch1">
        <chart:title svg:x="7.389cm" svg:y="0.73cm" chart:style-name="ch2">
          <text:p>Reconnaisances des caratères "deux"</text:p>
        </chart:title>
        <chart:legend svg:x="10.56cm" svg:y="2.138cm" style:legend-expansion="custom" chartooo:width="2.187cm" chartooo:height="5.264cm" style:legend-expansion-aspect-ratio="0.415463525835866" chart:style-name="ch3"/>
        <chart:plot-area chart:style-name="ch4" table:cell-range-address="resultats.B1:resultats.L1 resultats.B4:resultats.L4" chart:data-source-has-labels="row" svg:x="0.204cm" svg:y="0.068cm" svg:width="8.151cm" svg:height="8.153cm">
          <chartooo:coordinate-region svg:x="0.204cm" svg:y="0.07cm" svg:width="8.151cm" svg:height="8.151cm"/>
          <chart:axis chart:dimension="x" chart:name="primary-x" chart:style-name="ch5" chartooo:axis-type="auto">
            <chartooo:date-scale/>
            <chart:categories table:cell-range-address="resultats.B1:resultats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ts.B4:resultats.L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ats.B1:resultats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string">
                <text:p>fauxpositifs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resultats.B4:resultats.L4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99cm" svg:height="8.493cm" xlink:href=".." xlink:type="simple" chart:class="chart:circle" chart:style-name="ch1">
        <chart:title svg:x="7.389cm" svg:y="0.732cm" chart:style-name="ch2">
          <text:p>Reconnaisances des caratères "trois"</text:p>
        </chart:title>
        <chart:legend svg:x="10.56cm" svg:y="2.138cm" style:legend-expansion="custom" chartooo:width="2.187cm" chartooo:height="5.264cm" style:legend-expansion-aspect-ratio="0.415463525835866" chart:style-name="ch3"/>
        <chart:plot-area chart:style-name="ch4" table:cell-range-address="resultats.B1:resultats.L1 resultats.B5:resultats.L5" chart:data-source-has-labels="row" svg:x="0.203cm" svg:y="0.068cm" svg:width="8.152cm" svg:height="8.153cm">
          <chartooo:coordinate-region svg:x="0.204cm" svg:y="0.07cm" svg:width="8.151cm" svg:height="8.151cm"/>
          <chart:axis chart:dimension="x" chart:name="primary-x" chart:style-name="ch5" chartooo:axis-type="auto">
            <chartooo:date-scale/>
            <chart:categories table:cell-range-address="resultats.B1:resultats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ts.B5:resultats.L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ats.B1:resultats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string">
                <text:p>fauxpositifs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resultats.B5:resultats.L5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99cm" svg:height="8.493cm" xlink:href=".." xlink:type="simple" chart:class="chart:circle" chart:style-name="ch1">
        <chart:title svg:x="7.392cm" svg:y="0.734cm" chart:style-name="ch2">
          <text:p>Reconnaisances des caratères "quatre"</text:p>
        </chart:title>
        <chart:legend svg:x="10.56cm" svg:y="2.138cm" style:legend-expansion="custom" chartooo:width="2.187cm" chartooo:height="5.264cm" style:legend-expansion-aspect-ratio="0.415463525835866" chart:style-name="ch3"/>
        <chart:plot-area chart:style-name="ch4" table:cell-range-address="resultats.B1:resultats.L1 resultats.B6:resultats.L6" chart:data-source-has-labels="row" svg:x="0.203cm" svg:y="0.068cm" svg:width="8.152cm" svg:height="8.153cm">
          <chartooo:coordinate-region svg:x="0.204cm" svg:y="0.07cm" svg:width="8.151cm" svg:height="8.151cm"/>
          <chart:axis chart:dimension="x" chart:name="primary-x" chart:style-name="ch5" chartooo:axis-type="auto">
            <chartooo:date-scale/>
            <chart:categories table:cell-range-address="resultats.B1:resultats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ts.B6:resultats.L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ats.B1:resultats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string">
                <text:p>fauxpositifs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7">
                <text:p>37</text:p>
                <draw:g>
                  <svg:desc>resultats.B6:resultats.L6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99cm" svg:height="8.493cm" xlink:href=".." xlink:type="simple" chart:class="chart:circle" chart:style-name="ch1">
        <chart:title svg:x="7.392cm" svg:y="0.734cm" chart:style-name="ch2">
          <text:p>Reconnaisances des caratères "cinq"</text:p>
        </chart:title>
        <chart:legend svg:x="10.56cm" svg:y="2.138cm" style:legend-expansion="custom" chartooo:width="2.187cm" chartooo:height="5.264cm" style:legend-expansion-aspect-ratio="0.415463525835866" chart:style-name="ch3"/>
        <chart:plot-area chart:style-name="ch4" table:cell-range-address="resultats.B1:resultats.L1 resultats.B7:resultats.L7" chart:data-source-has-labels="row" svg:x="0.203cm" svg:y="0.068cm" svg:width="8.152cm" svg:height="8.153cm">
          <chartooo:coordinate-region svg:x="0.204cm" svg:y="0.07cm" svg:width="8.151cm" svg:height="8.151cm"/>
          <chart:axis chart:dimension="x" chart:name="primary-x" chart:style-name="ch5" chartooo:axis-type="auto">
            <chartooo:date-scale/>
            <chart:categories table:cell-range-address="resultats.B1:resultats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ts.B7:resultats.L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ats.B1:resultats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string">
                <text:p>fauxpositifs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resultats.B7:resultats.L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99cm" svg:height="8.493cm" xlink:href=".." xlink:type="simple" chart:class="chart:circle" chart:style-name="ch1">
        <chart:title svg:x="7.389cm" svg:y="0.734cm" chart:style-name="ch2">
          <text:p>Reconnaisances des caratères "huit"</text:p>
        </chart:title>
        <chart:legend svg:x="10.56cm" svg:y="2.138cm" style:legend-expansion="custom" chartooo:width="2.187cm" chartooo:height="5.264cm" style:legend-expansion-aspect-ratio="0.415463525835866" chart:style-name="ch3"/>
        <chart:plot-area chart:style-name="ch4" table:cell-range-address="resultats.B1:resultats.L1 resultats.B10:resultats.L10" chart:data-source-has-labels="row" svg:x="0.203cm" svg:y="0.068cm" svg:width="8.152cm" svg:height="8.153cm">
          <chartooo:coordinate-region svg:x="0.204cm" svg:y="0.07cm" svg:width="8.151cm" svg:height="8.151cm"/>
          <chart:axis chart:dimension="x" chart:name="primary-x" chart:style-name="ch5" chartooo:axis-type="auto">
            <chartooo:date-scale/>
            <chart:categories table:cell-range-address="resultats.B1:resultats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ts.B10:resultats.L1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ats.B1:resultats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string">
                <text:p>fauxpositifs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37">
                <text:p>37</text:p>
                <draw:g>
                  <svg:desc>resultats.B10:resultats.L10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99cm" svg:height="8.493cm" xlink:href=".." xlink:type="simple" chart:class="chart:circle" chart:style-name="ch1">
        <chart:title svg:x="7.392cm" svg:y="0.734cm" chart:style-name="ch2">
          <text:p>Reconnaisances des caratères "six"</text:p>
        </chart:title>
        <chart:legend svg:x="10.56cm" svg:y="2.138cm" style:legend-expansion="custom" chartooo:width="2.187cm" chartooo:height="5.264cm" style:legend-expansion-aspect-ratio="0.415463525835866" chart:style-name="ch3"/>
        <chart:plot-area chart:style-name="ch4" table:cell-range-address="resultats.B1:resultats.L1 resultats.B8:resultats.L8" chart:data-source-has-labels="row" svg:x="0.203cm" svg:y="0.068cm" svg:width="8.152cm" svg:height="8.153cm">
          <chartooo:coordinate-region svg:x="0.204cm" svg:y="0.07cm" svg:width="8.151cm" svg:height="8.151cm"/>
          <chart:axis chart:dimension="x" chart:name="primary-x" chart:style-name="ch5" chartooo:axis-type="auto">
            <chartooo:date-scale/>
            <chart:categories table:cell-range-address="resultats.B1:resultats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ts.B8:resultats.L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ats.B1:resultats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string">
                <text:p>fauxpositifs</text:p>
              </table:table-cell>
            </table:table-row>
          </table:table-header-rows>
          <table:table-rows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45">
                <text:p>45</text:p>
                <draw:g>
                  <svg:desc>resultats.B8:resultats.L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099cm" svg:height="8.493cm" xlink:href=".." xlink:type="simple" chart:class="chart:circle" chart:style-name="ch1">
        <chart:title svg:x="7.389cm" svg:y="0.734cm" chart:style-name="ch2">
          <text:p>Reconnaisances des caratères "neuf"</text:p>
        </chart:title>
        <chart:legend svg:x="10.56cm" svg:y="2.138cm" style:legend-expansion="custom" chartooo:width="2.187cm" chartooo:height="5.264cm" style:legend-expansion-aspect-ratio="0.415463525835866" chart:style-name="ch3"/>
        <chart:plot-area chart:style-name="ch4" table:cell-range-address="resultats.B1:resultats.L1 resultats.B11:resultats.L11" chart:data-source-has-labels="row" svg:x="0.204cm" svg:y="0.068cm" svg:width="8.151cm" svg:height="8.153cm">
          <chartooo:coordinate-region svg:x="0.204cm" svg:y="0.07cm" svg:width="8.151cm" svg:height="8.151cm"/>
          <chart:axis chart:dimension="x" chart:name="primary-x" chart:style-name="ch5" chartooo:axis-type="auto">
            <chartooo:date-scale/>
            <chart:categories table:cell-range-address="resultats.B1:resultats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ts.B11:resultats.L1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ats.B1:resultats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string">
                <text:p>fauxpositifs</text:p>
              </table:table-cell>
            </table:table-row>
          </table:table-header-rows>
          <table:table-rows>
            <table:table-row>
              <table:table-cell office:value-type="string">
                <text:p>Ligne 11</text:p>
                <draw:g>
                  <svg:desc/>
                </draw:g>
              </table:table-cell>
              <table:table-cell office:value-type="float" office:value="41">
                <text:p>41</text:p>
                <draw:g>
                  <svg:desc>resultats.B11:resultats.L11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